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1">
        <table:shapes>
          <draw:frame draw:z-index="0" draw:style-name="gr1" draw:text-style-name="P1" svg:width="159.97mm" svg:height="90.04mm" svg:x="104.35mm" svg:y="22.05mm">
            <draw:object draw:notify-on-update-of-ranges="Sheet1.B2:Sheet1.B2 Sheet1.B3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xtropla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table:formula="of:=EXP([.A3]*0.7359*-1)*1711.21" office:value-type="float" office:value="1.08975837962891" calcext:value-type="float">
            <text:p>1.0897583796289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5" calcext:value-type="float">
            <text:p>375</text:p>
          </table:table-cell>
          <table:table-cell table:formula="of:=EXP([.A4]*0.7359*-1)*1711.21" office:value-type="float" office:value="2.27471780193489" calcext:value-type="float">
            <text:p>2.274717801934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table:formula="of:=EXP([.A5]*0.7359*-1)*1711.21" office:value-type="float" office:value="4.74815443052753" calcext:value-type="float">
            <text:p>4.7481544305275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formula="of:=EXP([.A6]*0.7359*-1)*1711.21" office:value-type="float" office:value="9.91110654559494" calcext:value-type="float">
            <text:p>9.911106545594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formula="of:=EXP([.A7]*0.7359*-1)*1711.21" office:value-type="float" office:value="20.6880450910737" calcext:value-type="float">
            <text:p>20.68804509107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EXP([.A8]*0.7359*-1)*1711.21" office:value-type="float" office:value="43.1833930672982" calcext:value-type="float">
            <text:p>43.18339306729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EXP([.A9]*0.7359*-1)*1711.21" office:value-type="float" office:value="90.1392774713832" calcext:value-type="float">
            <text:p>90.13927747138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EXP([.A10]*0.7359*-1)*1711.21" office:value-type="float" office:value="188.15310159627" calcext:value-type="float">
            <text:p>188.153101596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EXP([.A11]*0.7359*-1)*1711.21" office:value-type="float" office:value="392.743215093279" calcext:value-type="float">
            <text:p>392.74321509327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EXP([.A12]*0.7359*-1)*1711.21" office:value-type="float" office:value="819.796387586436" calcext:value-type="float">
            <text:p>819.796387586436</text:p>
          </table:table-cell>
          <table:table-cell table:number-columns-repeated="3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2T23:09:46.871286533</meta:creation-date>
    <dc:date>2022-10-02T23:22:16.277552936</dc:date>
    <meta:editing-duration>PT12M30S</meta:editing-duration>
    <meta:editing-cycles>1</meta:editing-cycles>
    <meta:document-statistic meta:table-count="1" meta:cell-count="3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32cd32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57cm" svg:y="0.316cm" chart:style-name="ch2">
          <text:p>Brightness</text:p>
        </chart:title>
        <chart:legend chart:legend-position="end" svg:x="11.638cm" svg:y="3.954cm" style:legend-expansion="high" chart:style-name="ch3"/>
        <chart:plot-area chart:style-name="ch4" table:cell-range-address="Sheet1.B2:Sheet1.B12" chart:data-source-has-labels="row" svg:x="0.264cm" svg:y="1.223cm" svg:width="13.113cm" svg:height="7.548cm">
          <chartooo:coordinate-region svg:x="1.071cm" svg:y="1.422cm" svg:width="12.12cm" svg:height="6.7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2" chart:label-cell-address="Sheet1.B2:Sheet1.B2" chart:class="chart:line">
            <chart:regression-curve chart:style-name="ch8">
              <chart:equation chart:display-equation="true" chart:display-r-square="tru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gh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